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margin-left="0.7575in" fo:margin-right="0in" fo:text-align="justify" style:justify-single-word="false" fo:text-indent="-0.7575in" style:auto-text-indent="false">
        <style:tab-stops/>
      </style:paragraph-properties>
      <style:text-properties fo:font-size="10pt" style:font-size-asian="10pt" style:font-size-complex="10pt"/>
    </style:style>
    <style:style style:name="P4" style:family="paragraph" style:parent-style-name="Standard">
      <style:paragraph-properties fo:margin-left="0.7681in" fo:margin-right="0in" fo:text-align="justify" style:justify-single-word="false" fo:text-indent="0in" style:auto-text-indent="false">
        <style:tab-stops/>
      </style:paragraph-properties>
      <style:text-properties fo:font-size="10pt" style:font-size-asian="10pt" style:font-size-complex="10pt"/>
    </style:style>
    <style:style style:name="P5" style:family="paragraph" style:parent-style-name="Standard">
      <style:paragraph-properties fo:margin-left="0.7575in" fo:margin-right="0in" fo:text-align="justify" style:justify-single-word="false" fo:text-indent="0in" style:auto-text-indent="false">
        <style:tab-stops/>
      </style:paragraph-properties>
      <style:text-properties fo:font-size="10pt" style:font-size-asian="10pt" style:font-size-complex="10pt"/>
    </style:style>
    <style:style style:name="P6" style:family="paragraph" style:parent-style-name="Standard">
      <style:paragraph-properties fo:margin-left="0.7575in" fo:margin-right="0in" fo:text-align="justify" style:justify-single-word="false" fo:text-indent="0in" style:auto-text-indent="false">
        <style:tab-stops/>
      </style:paragraph-properties>
      <style:text-properties style:font-name="Liberation Serif" fo:font-size="10pt" style:font-name-asian="Monospace" style:font-size-asian="10pt" style:font-name-complex="Monospace" style:font-size-complex="10pt"/>
    </style:style>
    <style:style style:name="P7" style:family="paragraph" style:parent-style-name="Standard">
      <style:paragraph-properties fo:margin-left="0.7575in" fo:margin-right="0in" fo:text-align="justify" style:justify-single-word="false" fo:text-indent="0in" style:auto-text-indent="false">
        <style:tab-stops/>
      </style:paragraph-properties>
      <style:text-properties style:font-name="Liberation Serif" fo:font-size="10pt" style:font-size-asian="10pt" style:font-size-complex="10pt"/>
    </style:style>
    <style:style style:name="P8" style:family="paragraph" style:parent-style-name="Standard">
      <style:paragraph-properties fo:margin-left="0.7575in" fo:margin-right="0in" fo:text-align="justify" style:justify-single-word="false" fo:text-indent="0in" style:auto-text-indent="false">
        <style:tab-stops/>
      </style:paragraph-properties>
      <style:text-properties fo:color="#000000" style:font-name="Liberation Serif" fo:font-size="10pt" style:font-name-asian="Monospace" style:font-size-asian="10pt" style:font-name-complex="Monospace" style:font-size-complex="10pt"/>
    </style:style>
    <style:style style:name="P9" style:family="paragraph" style:parent-style-name="Standard">
      <style:paragraph-properties fo:margin-left="0.7575in" fo:margin-right="0in" fo:text-align="justify" style:justify-single-word="false" fo:text-indent="0in" style:auto-text-indent="false">
        <style:tab-stops/>
      </style:paragraph-properties>
      <style:text-properties fo:color="#3f7f5f" style:font-name="Liberation Serif" fo:font-size="10pt" style:text-underline-style="none" style:font-name-asian="Monospace" style:font-size-asian="10pt" style:font-name-complex="Monospace" style:font-size-complex="10pt"/>
    </style:style>
    <style:style style:name="P10" style:family="paragraph" style:parent-style-name="Standard">
      <style:paragraph-properties fo:margin-left="0.9047in" fo:margin-right="0in" fo:text-align="justify" style:justify-single-word="false" fo:text-indent="0in" style:auto-text-indent="false">
        <style:tab-stops/>
      </style:paragraph-properties>
      <style:text-properties fo:font-size="10pt" style:font-size-asian="10pt" style:font-size-complex="10pt"/>
    </style:style>
    <style:style style:name="P11" style:family="paragraph" style:parent-style-name="Standard">
      <style:paragraph-properties fo:margin-left="0.9047in" fo:margin-right="0in" fo:text-align="justify" style:justify-single-word="false" fo:text-indent="0in" style:auto-text-indent="false">
        <style:tab-stops/>
      </style:paragraph-properties>
      <style:text-properties fo:color="#3f7f5f" style:font-name="Liberation Serif" fo:font-size="10pt" style:font-name-asian="Monospace" style:font-size-asian="10pt" style:font-name-complex="Monospace" style:font-size-complex="10pt"/>
    </style:style>
    <style:style style:name="P12" style:family="paragraph" style:parent-style-name="Standard">
      <style:paragraph-properties fo:margin-left="0.9047in" fo:margin-right="0in" fo:text-align="justify" style:justify-single-word="false" fo:text-indent="0in" style:auto-text-indent="false">
        <style:tab-stops/>
      </style:paragraph-properties>
      <style:text-properties fo:color="#000000" style:font-name="Liberation Serif" fo:font-size="10pt" style:font-name-asian="Monospace" style:font-size-asian="10pt" style:font-name-complex="Monospace" style:font-size-complex="10pt"/>
    </style:style>
    <style:style style:name="P13" style:family="paragraph" style:parent-style-name="Standard">
      <style:paragraph-properties fo:margin-left="0.8839in" fo:margin-right="0in" fo:text-align="justify" style:justify-single-word="false" fo:text-indent="0in" style:auto-text-indent="false">
        <style:tab-stops/>
      </style:paragraph-properties>
      <style:text-properties fo:font-size="10pt" style:font-size-asian="10pt" style:font-size-complex="10pt"/>
    </style:style>
    <style:style style:name="P14" style:family="paragraph" style:parent-style-name="Standard">
      <style:paragraph-properties fo:margin-left="0.8839in" fo:margin-right="0in" fo:text-align="justify" style:justify-single-word="false" fo:text-indent="0in" style:auto-text-indent="false">
        <style:tab-stops/>
      </style:paragraph-properties>
      <style:text-properties style:font-name="Liberation Serif" fo:font-size="10pt" style:font-name-asian="Monospace" style:font-size-asian="10pt" style:font-name-complex="Monospace" style:font-size-complex="10pt"/>
    </style:style>
    <style:style style:name="P15" style:family="paragraph" style:parent-style-name="Standard">
      <style:paragraph-properties fo:margin-left="0.8839in" fo:margin-right="0in" fo:text-align="justify" style:justify-single-word="false" fo:text-indent="0in" style:auto-text-indent="false">
        <style:tab-stops/>
      </style:paragraph-properties>
      <style:text-properties fo:color="#000000" style:font-name="Monospace" fo:font-size="10pt" style:font-name-asian="Monospace" style:font-size-asian="10pt" style:font-name-complex="Monospace" style:font-size-complex="10pt"/>
    </style:style>
    <style:style style:name="P16" style:family="paragraph" style:parent-style-name="Standard">
      <style:paragraph-properties fo:margin-left="0.8945in" fo:margin-right="0in" fo:text-align="justify" style:justify-single-word="false" fo:text-indent="0in" style:auto-text-indent="false">
        <style:tab-stops/>
      </style:paragraph-properties>
      <style:text-properties style:font-name="Liberation Serif" fo:font-size="10pt" style:font-name-asian="Monospace" style:font-size-asian="10pt" style:font-name-complex="Monospace" style:font-size-complex="10pt"/>
    </style:style>
    <style:style style:name="P17" style:family="paragraph" style:parent-style-name="Standard">
      <style:paragraph-properties fo:margin-left="0.8945in" fo:margin-right="0in" fo:text-align="justify" style:justify-single-word="false" fo:text-indent="0in" style:auto-text-indent="false">
        <style:tab-stops/>
      </style:paragraph-properties>
      <style:text-properties style:font-name="Liberation Serif" fo:font-size="10pt" style:font-size-asian="10pt" style:font-size-complex="10pt"/>
    </style:style>
    <style:style style:name="P18" style:family="paragraph" style:parent-style-name="Standard">
      <style:paragraph-properties fo:margin-left="0.8945in" fo:margin-right="0in" fo:text-align="justify" style:justify-single-word="false" fo:text-indent="0in" style:auto-text-indent="false">
        <style:tab-stops/>
      </style:paragraph-properties>
      <style:text-properties fo:color="#646464" style:font-name="Liberation Serif" fo:font-size="10pt" style:font-name-asian="Monospace" style:font-size-asian="10pt" style:font-name-complex="Monospace" style:font-size-complex="10pt"/>
    </style:style>
    <style:style style:name="P19" style:family="paragraph" style:parent-style-name="Standard">
      <style:paragraph-properties fo:margin-left="0.8945in" fo:margin-right="0in" fo:text-align="justify" style:justify-single-word="false" fo:text-indent="0in" style:auto-text-indent="false">
        <style:tab-stops/>
      </style:paragraph-properties>
      <style:text-properties fo:color="#000000" style:font-name="Liberation Serif" fo:font-size="10pt" style:font-name-asian="Monospace" style:font-size-asian="10pt" style:font-name-complex="Monospace" style:font-size-complex="10pt"/>
    </style:style>
    <style:style style:name="P20" style:family="paragraph" style:parent-style-name="Standard">
      <style:paragraph-properties fo:margin-left="0.8945in" fo:margin-right="0in" fo:text-align="justify" style:justify-single-word="false" fo:text-indent="0in" style:auto-text-indent="false">
        <style:tab-stops/>
      </style:paragraph-properties>
      <style:text-properties fo:color="#000000" style:font-name="Liberation Serif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P21" style:family="paragraph" style:parent-style-name="Standard">
      <style:paragraph-properties fo:margin-left="0.7575in" fo:margin-right="0in" fo:text-align="justify" style:justify-single-word="false" fo:text-indent="0in" style:auto-text-indent="false">
        <style:tab-stops/>
      </style:paragraph-properties>
      <style:text-properties fo:font-size="10pt" style:font-size-asian="10pt" style:font-size-complex="10pt"/>
    </style:style>
    <style:style style:name="P22" style:family="paragraph" style:parent-style-name="Standard" style:list-style-name="L1">
      <style:paragraph-properties fo:margin-left="0.7575in" fo:margin-right="0in" fo:text-align="justify" style:justify-single-word="false" fo:text-indent="0in" style:auto-text-indent="false">
        <style:tab-stops/>
      </style:paragraph-properties>
      <style:text-properties fo:font-size="10pt" style:font-size-asian="10pt" style:font-size-complex="10pt"/>
    </style:style>
    <style:style style:name="P23" style:family="paragraph" style:parent-style-name="Standard">
      <style:paragraph-properties fo:margin-left="0.7575in" fo:margin-right="0in" fo:text-align="justify" style:justify-single-word="false" fo:text-indent="-0.7575in" style:auto-text-indent="false">
        <style:tab-stops/>
      </style:paragraph-properties>
      <style:text-properties fo:font-size="10pt" style:font-size-asian="10pt" style:font-size-complex="10pt"/>
    </style:style>
    <style:style style:name="P24" style:family="paragraph" style:parent-style-name="Standard">
      <style:paragraph-properties fo:margin-left="0.7575in" fo:margin-right="0in" fo:text-align="justify" style:justify-single-word="false" fo:text-indent="-0.7575in" style:auto-text-indent="false">
        <style:tab-stops/>
      </style:paragraph-properties>
    </style:style>
    <style:style style:name="P25" style:family="paragraph" style:parent-style-name="Standard">
      <style:paragraph-properties fo:margin-left="0.7575in" fo:margin-right="0in" fo:text-align="justify" style:justify-single-word="false" fo:text-indent="-0.7575in" style:auto-text-indent="false">
        <style:tab-stops/>
      </style:paragraph-properties>
      <style:text-properties style:font-name="Liberation Serif" fo:font-size="10pt" style:font-size-asian="10pt" style:font-size-complex="10pt"/>
    </style:style>
    <style:style style:name="P26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>
        <style:tab-stops>
          <style:tab-stop style:position="0.4528in"/>
          <style:tab-stop style:position="0.7575in"/>
          <style:tab-stop style:position="0.9783in"/>
          <style:tab-stop style:position="1.1362in"/>
          <style:tab-stop style:position="1.3154in"/>
          <style:tab-stop style:position="1.5256in"/>
          <style:tab-stop style:position="1.7673in"/>
        </style:tab-stops>
      </style:paragraph-properties>
      <style:text-properties fo:color="#000000" style:font-name="Liberation Serif" fo:font-size="10pt" style:font-name-asian="Monospace" style:font-size-asian="10pt" style:font-name-complex="Monospace" style:font-size-complex="10pt"/>
    </style:style>
    <style:style style:name="P27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style:font-name="Liberation Serif" fo:font-size="10pt" style:font-name-asian="Monospace" style:font-size-asian="10pt" style:font-name-complex="Monospace" style:font-size-complex="10pt"/>
    </style:style>
    <style:style style:name="P28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>
        <style:tab-stops>
          <style:tab-stop style:position="0.4528in"/>
          <style:tab-stop style:position="0.7575in"/>
          <style:tab-stop style:position="0.9783in"/>
          <style:tab-stop style:position="1.1362in"/>
          <style:tab-stop style:position="1.3154in"/>
          <style:tab-stop style:position="1.5256in"/>
          <style:tab-stop style:position="1.7673in"/>
        </style:tab-stops>
      </style:paragraph-properties>
      <style:text-properties style:font-name="Liberation Serif" fo:font-size="10pt" style:font-name-asian="Monospace" style:font-size-asian="10pt" style:font-name-complex="Monospace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/>
    </style:style>
    <style:style style:name="T3" style:family="text">
      <style:text-properties fo:color="#000000" style:font-name-asian="Monospace" style:font-name-complex="Monospace"/>
    </style:style>
    <style:style style:name="T4" style:family="text">
      <style:text-properties fo:color="#000000" style:font-name="Liberation Serif" style:font-name-asian="Monospace" style:font-name-complex="Monospace"/>
    </style:style>
    <style:style style:name="T5" style:family="text">
      <style:text-properties fo:color="#000000" style:font-name="Liberation Serif" fo:font-style="italic" style:font-name-asian="Monospace" style:font-style-asian="italic" style:font-name-complex="Monospace" style:font-style-complex="italic"/>
    </style:style>
    <style:style style:name="T6" style:family="text">
      <style:text-properties fo:color="#000000" style:font-name="Liberation Serif" fo:font-weight="bold" style:font-name-asian="Monospace" style:font-weight-asian="bold" style:font-name-complex="Monospace" style:font-weight-complex="bold"/>
    </style:style>
    <style:style style:name="T7" style:family="text">
      <style:text-properties fo:color="#000000" fo:font-style="italic" style:font-style-asian="italic" style:font-style-complex="italic"/>
    </style:style>
    <style:style style:name="T8" style:family="text">
      <style:text-properties fo:color="#000000" fo:font-weight="bold" style:font-weight-asian="bold" style:font-weight-complex="bold"/>
    </style:style>
    <style:style style:name="T9" style:family="text">
      <style:text-properties fo:color="#000000" fo:font-weight="bold" style:font-name-asian="Monospace" style:font-weight-asian="bold" style:font-name-complex="Monospace" style:font-weight-complex="bold"/>
    </style:style>
    <style:style style:name="T10" style:family="text">
      <style:text-properties fo:color="#000000" style:font-name="Monospace" style:font-name-asian="Monospace" style:font-name-complex="Monospace"/>
    </style:style>
    <style:style style:name="T11" style:family="text">
      <style:text-properties fo:color="#3f7f5f"/>
    </style:style>
    <style:style style:name="T12" style:family="text">
      <style:text-properties fo:color="#3f7f5f" style:font-name="Liberation Serif" style:font-name-asian="Monospace" style:font-name-complex="Monospace"/>
    </style:style>
    <style:style style:name="T13" style:family="text">
      <style:text-properties fo:color="#3f7f5f" style:text-underline-style="solid" style:text-underline-width="auto" style:text-underline-color="font-color"/>
    </style:style>
    <style:style style:name="T14" style:family="text">
      <style:text-properties fo:color="#3f7f5f" style:text-underline-style="none"/>
    </style:style>
    <style:style style:name="T15" style:family="text">
      <style:text-properties fo:color="#3f7f5f" style:font-name="Monospace" style:font-name-asian="Monospace" style:font-name-complex="Monospace"/>
    </style:style>
    <style:style style:name="T16" style:family="text">
      <style:text-properties fo:color="#3f7f5f" style:font-name="Liberation Serif" style:font-name-asian="Monospace" style:font-name-complex="Monospace"/>
    </style:style>
    <style:style style:name="T17" style:family="text">
      <style:text-properties fo:color="#7f0055" fo:font-weight="bold" style:font-weight-asian="bold" style:font-weight-complex="bold"/>
    </style:style>
    <style:style style:name="T18" style:family="text">
      <style:text-properties fo:color="#7f0055" fo:font-weight="bold" style:font-name-asian="Monospace" style:font-weight-asian="bold" style:font-name-complex="Monospace" style:font-weight-complex="bold"/>
    </style:style>
    <style:style style:name="T19" style:family="text">
      <style:text-properties fo:color="#7f0055" style:font-name="Liberation Serif" fo:font-weight="bold" style:font-name-asian="Monospace" style:font-weight-asian="bold" style:font-name-complex="Monospace" style:font-weight-complex="bold"/>
    </style:style>
    <style:style style:name="T20" style:family="text">
      <style:text-properties fo:color="#0000c0"/>
    </style:style>
    <style:style style:name="T21" style:family="text">
      <style:text-properties fo:color="#0000c0" fo:font-style="italic" style:font-style-asian="italic" style:font-style-complex="italic"/>
    </style:style>
    <style:style style:name="T22" style:family="text">
      <style:text-properties fo:color="#0000c0" fo:font-style="italic" style:font-name-asian="Monospace" style:font-style-asian="italic" style:font-name-complex="Monospace" style:font-style-complex="italic"/>
    </style:style>
    <style:style style:name="T23" style:family="text">
      <style:text-properties fo:color="#0000c0" style:font-name="Liberation Serif" fo:font-style="italic" style:font-name-asian="Monospace" style:font-style-asian="italic" style:font-name-complex="Monospace" style:font-style-complex="italic"/>
    </style:style>
    <style:style style:name="T24" style:family="text">
      <style:text-properties fo:color="#2a00ff"/>
    </style:style>
    <style:style style:name="T25" style:family="text">
      <style:text-properties fo:color="#646464"/>
    </style:style>
    <style:style style:name="T26" style:family="text">
      <style:text-properties fo:font-size="10pt"/>
    </style:style>
    <style:style style:name="T27" style:family="text">
      <style:text-properties fo:font-size="10pt" style:font-size-asian="10pt" style:font-size-complex="10pt"/>
    </style:style>
    <style:style style:name="T28" style:family="text">
      <style:text-properties style:font-size-asian="10pt"/>
    </style:style>
    <style:style style:name="T29" style:family="text">
      <style:text-properties style:font-size-complex="10pt"/>
    </style:style>
    <style:style style:name="T30" style:family="text">
      <style:text-properties style:font-name-asian="Monospace"/>
    </style:style>
    <style:style style:name="T31" style:family="text">
      <style:text-properties style:font-name-complex="Monospace"/>
    </style:style>
    <style:style style:name="T32" style:family="text">
      <style:text-properties style:font-name="Liberation Serif"/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CP Kérdések</text:p>
      <text:p text:style-name="Standard"/>
      <text:p text:style-name="P3">Kérdés:<text:tab/>Hogyan csinálhatok lekerekített szélű tabokat?</text:p>
      <text:p text:style-name="P3">Válasz:<text:tab/><text:span text:style-name="T1">ApplicationWrokbechWindowAdvisor</text:span> osztály <text:span text:style-name="T1">preWindowOpen()</text:span> metódusában helyezd el a következő bejegyzést:</text:p>
      <text:p text:style-name="P4">PlatformUI.getPreferenceStore().setValue(IWorkbenchPreferenceConstants.SHOW_TRADITIONAL_STYLE_TABS, false)</text:p>
      <text:p text:style-name="P1"/>
      <text:p text:style-name="Standard"/>
      <text:p text:style-name="P3">Kérdés:<text:tab/>Hogyan engedélyezem, hogy elinduljon a mentési folyamat, ha lezárom a TAB-ot?</text:p>
      <text:p text:style-name="P3">Válasz:<text:tab/>1. Az adott Editorban (IEditorPart) -ból származik a <text:span text:style-name="T1">getDirty()</text:span> metódus adjon vissza <text:span text:style-name="T1">true</text:span> értéket</text:p>
      <text:list xml:id="list652399611" text:style-name="L1">
        <text:list-header>
          <text:p text:style-name="P22">2.Ezzel egy időben jelezni kell, hogy megváltozott a getDirty() állapota:</text:p>
        </text:list-header>
      </text:list>
      <text:p text:style-name="P10"/>
      <text:p text:style-name="P11">//A Dirty valtozo allapotanak jelzeset egy kulon szalba kell helyezni, </text:p>
      <text:p text:style-name="P11">//kulonben "Invalid thread access" hibajelzest kapunk</text:p>
      <text:p text:style-name="P10"><text:span text:style-name="T4">PlatformUI.</text:span><text:span text:style-name="T5">getWorkbench</text:span><text:span text:style-name="T4">().getDisplay().syncExec(</text:span></text:p>
      <text:p text:style-name="P10"><text:span text:style-name="T6"><text:tab/></text:span><text:span text:style-name="T19">new</text:span><text:span text:style-name="T4"> Runnable() {</text:span></text:p>
      <text:p text:style-name="P10"><text:span text:style-name="T6"><text:tab/><text:tab/></text:span><text:span text:style-name="T19">public</text:span><text:span text:style-name="T4"> </text:span><text:span text:style-name="T19">void</text:span><text:span text:style-name="T4"> run(){</text:span></text:p>
      <text:p text:style-name="P10"><text:span text:style-name="T4"><text:tab/><text:tab/><text:tab/></text:span><text:span text:style-name="T12">//Jelzi, hogy valtozas tortent a Dirty valtozo allapotaban</text:span></text:p>
      <text:p text:style-name="P10"><text:span text:style-name="T4"><text:tab/><text:tab/><text:tab/></text:span><text:span text:style-name="T12">//Ezt pedig a TAB cimben egy * megjelenese illetve eltuntetese jelzi</text:span></text:p>
      <text:p text:style-name="P10"><text:span text:style-name="T12"><text:tab/><text:tab/><text:tab/></text:span><text:span text:style-name="T4">firePropertyChange( IWorkbenchPartConstants.</text:span><text:span text:style-name="T23">PROP_DIRTY</text:span><text:span text:style-name="T4"> );</text:span></text:p>
      <text:p text:style-name="P12"><text:tab/><text:tab/>}</text:p>
      <text:p text:style-name="P12"><text:tab/>}</text:p>
      <text:p text:style-name="P12">);</text:p>
      <text:p text:style-name="P12"/>
      <text:list xml:id="list1827811813" text:continue-numbering="true" text:style-name="L1">
        <text:list-header>
          <text:p text:style-name="P22">3.<text:span text:style-name="T1">doSave()</text:span> metódusban definiálni kell a dialógus ablakot, melyen belül hajtjuk végre a mentési folyamatot</text:p>
        </text:list-header>
      </text:list>
      <text:p text:style-name="P5"/>
      <text:p text:style-name="P16"><text:span text:style-name="T17">public</text:span><text:span text:style-name="T2"> </text:span><text:span text:style-name="T17">void</text:span><text:span text:style-name="T2"> doSave(IProgressMonitor monit) {</text:span></text:p>
      <text:p text:style-name="P8"><text:tab/></text:p>
      <text:p text:style-name="P6"><text:span text:style-name="T2"><text:tab/></text:span><text:span text:style-name="T14">//Ha itt a monit valtozonak meghivom a beginTask() metodusát, (és természetesen közben a worked(), a végén </text:span></text:p>
      <text:p text:style-name="P9"><text:tab/>//pedig a done()) metódusát), akkor megjelnik egy progress monitor a főablak státusz sorában is.</text:p>
      <text:p text:style-name="P6"><text:span text:style-name="T2"><text:tab/>Shell shell = </text:span><text:span text:style-name="T17">null</text:span><text:span text:style-name="T2">;</text:span></text:p>
      <text:p text:style-name="P6"><text:span text:style-name="T8"><text:tab/></text:span><text:span text:style-name="T17">try</text:span><text:span text:style-name="T2">{</text:span></text:p>
      <text:p text:style-name="P6"><text:span text:style-name="T2"><text:tab/><text:tab/>ProgressMonitorDialog dialog = </text:span><text:span text:style-name="T17">new</text:span><text:span text:style-name="T2"> ProgressMonitorDialog( getSite().getShell() );</text:span></text:p>
      <text:p text:style-name="P8"><text:tab/><text:tab/>dialog.open();</text:p>
      <text:p text:style-name="P8"><text:tab/><text:tab/>shell = dialog.getShell();</text:p>
      <text:p text:style-name="P6"><text:span text:style-name="T2"><text:tab/><text:tab/>shell.setText( </text:span><text:span text:style-name="T24">"Mentés"</text:span><text:span text:style-name="T2"> );</text:span></text:p>
      <text:p text:style-name="P8"><text:tab/><text:tab/>shell.update();</text:p>
      <text:p text:style-name="P6"><text:span text:style-name="T2"><text:tab/><text:tab/>dialog.run( </text:span><text:span text:style-name="T17">true</text:span><text:span text:style-name="T2">, </text:span><text:span text:style-name="T17">false</text:span><text:span text:style-name="T2">, </text:span><text:span text:style-name="T17">new</text:span><text:span text:style-name="T2"> IRunnableWithProgress() {</text:span></text:p>
      <text:p text:style-name="P8"><text:tab/><text:tab/><text:tab/></text:p>
      <text:p text:style-name="P6"><text:span text:style-name="T2"><text:tab/><text:tab/><text:tab/></text:span><text:span text:style-name="T25">@Override</text:span></text:p>
      <text:p text:style-name="P6"><text:span text:style-name="T8"><text:tab/><text:tab/><text:tab/></text:span><text:span text:style-name="T17">public</text:span><text:span text:style-name="T2"> </text:span><text:span text:style-name="T17">void</text:span><text:span text:style-name="T2"> run(IProgressMonitor monitor) </text:span><text:span text:style-name="T17">throws</text:span><text:span text:style-name="T2"> InvocationTargetException,</text:span></text:p>
      <text:p text:style-name="P8"><text:tab/><text:tab/><text:tab/><text:tab/><text:tab/><text:tab/><text:tab/><text:tab/><text:tab/><text:tab/>InterruptedException {</text:p>
      <text:p text:style-name="P9"><text:tab/><text:tab/><text:tab/><text:tab/>//Megadható paraméterként, hogy hány lépésből áll a mentési folyamat, igy egy</text:p>
      <text:p text:style-name="P9"><text:tab/><text:tab/><text:tab/><text:tab/>// folyamatosan növekvő gage latható. Most nem adtumk meg értéket igy egy </text:p>
      <text:p text:style-name="P9"><text:tab/><text:tab/><text:tab/><text:tab/>//előre-hátra mozgó gage lesz látható a folyamat altt.</text:p>
      <text:p text:style-name="P6"><text:span text:style-name="T2"><text:tab/><text:tab/><text:tab/><text:tab/>monitor.beginTask(</text:span><text:span text:style-name="T24">"A mentes folyamatban..."</text:span><text:span text:style-name="T2">, IProgressMonitor.</text:span><text:span text:style-name="T21">UNKNOWN</text:span><text:span text:style-name="T2"> );</text:span></text:p>
      <text:p text:style-name="P8"/>
      <text:p text:style-name="P6"><text:span text:style-name="T2"><text:tab/><text:tab/><text:tab/><text:tab/></text:span><text:span text:style-name="T14">//Adat <text:s/>metés</text:span></text:p>
      <text:p text:style-name="P9"/>
      <text:p text:style-name="P9"><text:tab/><text:tab/><text:tab/><text:tab/>//Jelzem, hogy elengedtem a monitort</text:p>
      <text:p text:style-name="P6"><text:span text:style-name="T14"><text:tab/><text:tab/><text:tab/><text:tab/></text:span><text:span text:style-name="T2">monitor.done();<text:tab/></text:span></text:p>
      <text:p text:style-name="P8"/>
      <text:p text:style-name="P6"><text:span text:style-name="T2"><text:tab/><text:tab/><text:tab/><text:tab/></text:span><text:span text:style-name="T14">//Jelzem, hogy mentett az adat</text:span></text:p>
      <text:p text:style-name="P6"><text:span text:style-name="T14"><text:tab/><text:tab/><text:tab/><text:tab/></text:span><text:span text:style-name="T2">setDirty( </text:span><text:span text:style-name="T17">false</text:span><text:span text:style-name="T2"> );</text:span></text:p>
      <text:p text:style-name="P8"><text:tab/><text:tab/><text:tab/>}</text:p>
      <text:p text:style-name="P8"><text:tab/><text:tab/>});</text:p>
      <text:p text:style-name="P8"/>
      <text:p text:style-name="P6"><text:span text:style-name="T2"><text:tab/><text:tab/></text:span><text:span text:style-name="T11">//</text:span><text:span text:style-name="T13">Elpusztitja</text:span><text:span text:style-name="T11"> a shell-t</text:span></text:p>
      <text:p text:style-name="P6"><text:span text:style-name="T11"><text:tab/><text:tab/></text:span><text:span text:style-name="T2">shell.dispose();</text:span></text:p>
      <text:p text:style-name="P7"><text:span text:style-name="T3"><text:tab/>}</text:span><text:span text:style-name="T18">catch</text:span><text:span text:style-name="T3"> (Exception ex) {}</text:span></text:p>
      <text:p text:style-name="P8">}</text:p>
      <text:p text:style-name="P5"><text:soft-page-break/></text:p>
      <text:p text:style-name="P3">Kérdés:<text:tab/>Hogyan adhatok meg saját szöveges ablakot, melyben megkérdezem, hogy akarja-e a felhasználó elmenteni az adott TAB-ot, amit mostzárt le?</text:p>
      <text:p text:style-name="P3">Válasz:<text:tab/>1. Az editort származtasd a <text:s/><text:span text:style-name="T6">IsaveablePart2</text:span>-ból</text:p>
      <text:p text:style-name="P13"/>
      <text:p text:style-name="P14"><text:span text:style-name="T17">public</text:span><text:span text:style-name="T2"> </text:span><text:span text:style-name="T17">class</text:span><text:span text:style-name="T2"> EditorBasedata </text:span><text:span text:style-name="T17">extends</text:span><text:span text:style-name="T2"> EditorPart </text:span><text:span text:style-name="T17">implements</text:span><text:span text:style-name="T2"> </text:span><text:span text:style-name="T8">IsaveablePart2</text:span><text:span text:style-name="T2">{</text:span></text:p>
      <text:p text:style-name="P15"/>
      <text:p text:style-name="P5">2. Valósitsd meg a promptToSaveOnClose() metódusát, melyben magad definiálhatod a dialógus ablakot.</text:p>
      <text:p text:style-name="P5"/>
      <text:p text:style-name="P18">@Override</text:p>
      <text:p text:style-name="P16"><text:span text:style-name="T17">public</text:span><text:span text:style-name="T2"> </text:span><text:span text:style-name="T17">int</text:span><text:span text:style-name="T2"> promptToSaveOnClose() {</text:span></text:p>
      <text:p text:style-name="P16"><text:span text:style-name="T2"><text:tab/>String[] buttonArray = </text:span><text:span text:style-name="T17">new</text:span><text:span text:style-name="T2"> String[]{ </text:span><text:span text:style-name="T24">"Igen"</text:span><text:span text:style-name="T2">, </text:span><text:span text:style-name="T24">"Nem"</text:span><text:span text:style-name="T2">, </text:span><text:span text:style-name="T24">"Vissza"</text:span><text:span text:style-name="T2"> };</text:span></text:p>
      <text:p text:style-name="P16"><text:span text:style-name="T2"><text:tab/>MessageDialog dialog = </text:span><text:span text:style-name="T17">new</text:span><text:span text:style-name="T2"> MessageDialog(</text:span></text:p>
      <text:p text:style-name="P19"><text:tab/><text:tab/><text:tab/><text:tab/><text:tab/>getSite().getShell(),</text:p>
      <text:p text:style-name="P16"><text:span text:style-name="T2"><text:tab/><text:tab/><text:tab/><text:tab/><text:tab/></text:span><text:span text:style-name="T24">"Lap metés"</text:span><text:span text:style-name="T2">,</text:span></text:p>
      <text:p text:style-name="P16"><text:span text:style-name="T2"><text:tab/><text:tab/><text:tab/><text:tab/><text:tab/>MessageDialog.</text:span><text:span text:style-name="T7">getDefaultImage</text:span><text:span text:style-name="T2">(), </text:span></text:p>
      <text:p text:style-name="P16"><text:span text:style-name="T2"><text:tab/><text:tab/><text:tab/><text:tab/><text:tab/></text:span><text:span text:style-name="T24">"Bezártad a lapot.\nEl szeretnéd menteni az eddigi változtatásokat?"</text:span><text:span text:style-name="T2">,</text:span></text:p>
      <text:p text:style-name="P16"><text:span text:style-name="T2"><text:tab/><text:tab/><text:tab/><text:tab/><text:tab/>MessageDialog.</text:span><text:span text:style-name="T21">QUESTION</text:span><text:span text:style-name="T2">, </text:span></text:p>
      <text:p text:style-name="P19"><text:tab/><text:tab/><text:tab/><text:tab/><text:tab/>buttonArray,</text:p>
      <text:p text:style-name="P19"><text:tab/><text:tab/><text:tab/><text:tab/><text:tab/>0</text:p>
      <text:p text:style-name="P19"><text:tab/>);</text:p>
      <text:p text:style-name="P16"><text:span text:style-name="T8"><text:tab/></text:span><text:span text:style-name="T17">int</text:span><text:span text:style-name="T2"> result = dialog.open();</text:span></text:p>
      <text:p text:style-name="P20"/>
      <text:p text:style-name="P16"><text:span text:style-name="T8"><text:tab/></text:span><text:span text:style-name="T17">if</text:span><text:span text:style-name="T2">( 0 == result )</text:span></text:p>
      <text:p text:style-name="P16"><text:span text:style-name="T8"><text:tab/><text:tab/></text:span><text:span text:style-name="T17">return</text:span><text:span text:style-name="T2"> </text:span><text:span text:style-name="T21">YES</text:span><text:span text:style-name="T2">;</text:span></text:p>
      <text:p text:style-name="P16"><text:span text:style-name="T8"><text:tab/></text:span><text:span text:style-name="T17">else</text:span><text:span text:style-name="T2"> </text:span><text:span text:style-name="T17">if</text:span><text:span text:style-name="T2">( 1 == result )</text:span></text:p>
      <text:p text:style-name="P16"><text:span text:style-name="T8"><text:tab/><text:tab/></text:span><text:span text:style-name="T17">return</text:span><text:span text:style-name="T2"> </text:span><text:span text:style-name="T21">NO</text:span><text:span text:style-name="T2">;</text:span></text:p>
      <text:p text:style-name="P16"><text:span text:style-name="T8"><text:tab/></text:span><text:span text:style-name="T17">else</text:span></text:p>
      <text:p text:style-name="P17"><text:span text:style-name="T9"><text:tab/><text:tab/></text:span><text:span text:style-name="T18">return</text:span><text:span text:style-name="T3"> </text:span><text:span text:style-name="T22">CANCEL</text:span><text:span text:style-name="T3">;</text:span></text:p>
      <text:p text:style-name="P19">}</text:p>
      <text:p text:style-name="P5"/>
      <text:p text:style-name="P3">Kérdés:<text:tab/>Hogyan tudok egy layout-ot akkor is lathatónak tartani, ha minden View-t töröltem róla? </text:p>
      <text:p text:style-name="P3">Válasz:<text:tab/>A <text:span text:style-name="T1">WorkbenchWindowAdvisor</text:span>-ban felül kell írni a <text:span text:style-name="T1">isDurableFolder()</text:span> metódust:</text:p>
      <text:p text:style-name="P3"/>
      <text:p text:style-name="P6"><text:span text:style-name="T17">public</text:span><text:span text:style-name="T2"> </text:span><text:span text:style-name="T17">boolean</text:span><text:span text:style-name="T2"> isDurableFolder( String thePerspectiveId, String theFolderId ){</text:span></text:p>
      <text:p text:style-name="P7"><text:span text:style-name="T9"><text:tab/></text:span><text:span text:style-name="T18">return</text:span><text:span text:style-name="T3"> </text:span><text:span text:style-name="T18">true</text:span><text:span text:style-name="T3">;</text:span></text:p>
      <text:p text:style-name="P8">}</text:p>
      <text:p text:style-name="P5"/>
      <text:p text:style-name="P24"><text:span text:style-name="T27">Kérdés:<text:tab/>Az Eclipse szerkesztő ablakban a forráskódban lévő magyar karakterek fura karakterként jelennek meg</text:span><text:span text:style-name="T27"> </text:span></text:p>
      <text:p text:style-name="P3">Válasz:<text:tab/>A projekt ablakban jobb egérgombot nyomni. A megjelenő pulldown menüből válaszd ki a Properties pontot és a megjelenő ablak bal oldali listájából válaszd ki a Resource-öt A jobb oldalon megjelenő tulajdonságok között keresd meg a Text file encoding blokkot és ott az Other rádiogomb kiválasztása után válaszd az <text:span text:style-name="T1">UTF-8</text:span> menüelement</text:p>
      <text:p text:style-name="P3"/>
      <text:p text:style-name="P24"><text:span text:style-name="T27">Kérdés:<text:tab/>TreeViewer-ben szeretném használni a jobbegérgomb hatasara megjelenő lehullómenüt.</text:span><text:span text:style-name="T27"> </text:span></text:p>
      <text:p text:style-name="P3">Válasz:<text:tab/></text:p>
      <text:p text:style-name="P27"><text:span text:style-name="T2"><text:tab/> <text:s text:c="3"/></text:span><text:span text:style-name="T11">// </text:span><text:span text:style-name="T13">Jobb</text:span><text:span text:style-name="T11"> </text:span><text:span text:style-name="T13">egergomb</text:span><text:span text:style-name="T11"> - </text:span><text:span text:style-name="T13">legordulo</text:span><text:span text:style-name="T11"> menu </text:span><text:span text:style-name="T13">kezelese</text:span></text:p>
      <text:p text:style-name="P28"><text:span text:style-name="T2"><text:tab/> <text:s text:c="3"/></text:span><text:span text:style-name="T21">tv</text:span><text:span text:style-name="T2">.getTree().addListener(SWT.</text:span><text:span text:style-name="T21">MenuDetect</text:span><text:span text:style-name="T2">, </text:span><text:span text:style-name="T17">new</text:span><text:span text:style-name="T2"> Listener() {</text:span></text:p>
      <text:p text:style-name="P28"/>
      <text:p text:style-name="P28"><text:span text:style-name="T2"><text:tab/> <text:s text:c="3"/><text:tab/></text:span><text:span text:style-name="T25">@Override</text:span></text:p>
      <text:p text:style-name="P28"><text:span text:style-name="T2"><text:tab/> <text:s text:c="3"/><text:tab/></text:span><text:span text:style-name="T17">public</text:span><text:span text:style-name="T2"> </text:span><text:span text:style-name="T17">void</text:span><text:span text:style-name="T2"> handleEvent( Event event ) {</text:span></text:p>
      <text:p text:style-name="P28"/>
      <text:p text:style-name="P28"><text:span text:style-name="T2"><text:tab/> <text:s text:c="3"/><text:tab/><text:tab/>org.eclipse.swt.widgets.Tree tree = (org.eclipse.swt.widgets.Tree)event.</text:span><text:span text:style-name="T20">widget</text:span><text:span text:style-name="T2">;</text:span></text:p>
      <text:p text:style-name="P28"><text:span text:style-name="T2"><text:tab/><text:tab/><text:tab/><text:tab/></text:span><text:span text:style-name="T17">if</text:span><text:span text:style-name="T2">(tree != </text:span><text:span text:style-name="T17">null</text:span><text:span text:style-name="T2">){</text:span></text:p>
      <text:p text:style-name="P26"><text:tab/><text:tab/><text:tab/><text:tab/><text:tab/>TreeItem[] treeItems = tree.getSelection();</text:p>
      <text:p text:style-name="P28"/>
      <text:p text:style-name="P28"><text:span text:style-name="T2"><text:tab/><text:tab/><text:tab/><text:tab/><text:tab/></text:span><text:span text:style-name="T17">if</text:span><text:span text:style-name="T2">(treeItems != </text:span><text:span text:style-name="T17">null</text:span><text:span text:style-name="T2"> &amp;&amp; treeItems.</text:span><text:span text:style-name="T20">length</text:span><text:span text:style-name="T2">&gt;0){</text:span></text:p>
      <text:p text:style-name="P26"><text:tab/><text:tab/><text:tab/><text:tab/><text:tab/><text:tab/>TreeItem treeItem = tree.getSelection()[0];</text:p>
      <text:p text:style-name="P28"><text:span text:style-name="T2"><text:tab/><text:tab/><text:tab/><text:tab/><text:tab/><text:tab/></text:span><text:span text:style-name="T17">final</text:span><text:span text:style-name="T2"> Tree treeObject = (Tree)treeItem.getData();</text:span></text:p>
      <text:p text:style-name="P28"/>
      <text:p text:style-name="P28"><text:span text:style-name="T2"><text:tab/><text:tab/><text:tab/><text:tab/><text:tab/><text:tab/>Menu menu = </text:span><text:span text:style-name="T17">new</text:span><text:span text:style-name="T2"> Menu( PlatformUI.</text:span><text:span text:style-name="T7">getWorkbench</text:span><text:span text:style-name="T2">().getDisplay().getActiveShell(), SWT.</text:span><text:span text:style-name="T21">POP_UP</text:span><text:span text:style-name="T2"> );</text:span></text:p>
      <text:p text:style-name="P25"/>
      <text:p text:style-name="P5"><text:soft-page-break/></text:p>
      <text:p text:style-name="P3">Kérdés:<text:tab/>? </text:p>
      <text:p text:style-name="P3">Válasz:<text:tab/>: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4736in" fo:margin-bottom="0.5835in" fo:margin-left="0.5575in" fo:margin-right="0.5366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4-14T19:23:15</meta:creation-date>
    <meta:generator>OpenOffice.org/3.2$Linux OpenOffice.org_project/320m12$Build-9483</meta:generator>
    <dc:date>2011-04-28T00:49:24</dc:date>
    <meta:editing-duration>PT03H00M24S</meta:editing-duration>
    <meta:editing-cycles>23</meta:editing-cycles>
    <meta:document-statistic meta:table-count="0" meta:image-count="0" meta:object-count="0" meta:page-count="3" meta:paragraph-count="96" meta:word-count="521" meta:character-count="4446"/>
  </office:meta>
</office:document-meta>
</file>